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80000016EFBB8B6F5B99151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78cm" svg:y="0.776cm" svg:width="39.322cm" svg:height="24.643cm" draw:z-index="0"><draw:image xlink:href="Pictures/10000001000002480000016EFBB8B6F5B99151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5:14:17.471000000</meta:creation-date>
    <dc:date>2025-03-06T15:15:43.667000000</dc:date>
    <meta:editing-duration>PT1M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